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6000000BB838DA3EEE1136BAD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41cm" svg:stroke-color="#ff0000" draw:marker-start-width="0.624cm" draw:marker-end="Arrow" draw:marker-end-width="0.635cm" draw:fill="none" draw:textarea-vertical-align="middle" fo:padding-top="0.195cm" fo:padding-bottom="0.195cm" fo:padding-left="0.32cm" fo:padding-right="0.32cm"/>
    </style:style>
    <style:style style:name="gr3" style:family="graphic" style:parent-style-name="standard">
      <style:graphic-properties draw:stroke="none" svg:stroke-color="#000000" draw:fill="none" draw:fill-color="#ffffff" fo:min-height="2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Comfortaa" fo:font-size="50pt" style:font-size-asian="50pt" style:font-size-complex="50pt"/>
    </style:style>
    <style:style style:name="P3" style:family="paragraph">
      <loext:graphic-properties draw:fill="none" draw:fill-color="#ffffff"/>
      <style:paragraph-properties fo:text-align="center"/>
      <style:text-properties fo:color="#ff0000" style:font-name="Comfortaa" fo:font-size="50pt" fo:font-weight="bold" style:font-size-asian="50pt" style:font-weight-asian="bold" style:font-size-complex="50pt" style:font-weight-complex="bold"/>
    </style:style>
    <style:style style:name="T1" style:family="text">
      <style:text-properties fo:color="#ff0000" style:font-name="Comfortaa" fo:font-size="50pt" fo:font-weight="bold" style:font-size-asian="50pt" style:font-weight-asian="bold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8.999cm" svg:height="23.749cm" svg:x="1.001cm" svg:y="3.647cm">
            <draw:image xlink:href="Pictures/100000000000096000000BB838DA3EEE1136BAD1.jpg" xlink:type="simple" xlink:show="embed" xlink:actuate="onLoad">
              <text:p/>
            </draw:image>
          </draw:frame>
          <draw:line draw:style-name="gr2" draw:text-style-name="P1" draw:layer="layout" svg:x1="10.957cm" svg:y1="9cm" svg:x2="15.157cm" svg:y2="9cm">
            <text:p/>
          </draw:line>
          <draw:frame draw:style-name="gr3" draw:text-style-name="P3" draw:layer="layout" svg:width="13.2cm" svg:height="2.673cm" svg:x="3.857cm" svg:y="6.327cm">
            <draw:text-box>
              <text:p text:style-name="P2"><text:span text:style-name="T1">You Are Here!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7-12-29T14:55:29.141246205</meta:creation-date>
    <meta:generator>LibreOffice/5.1.6.2$Linux_X86_64 LibreOffice_project/10m0$Build-2</meta:generator>
    <dc:date>2017-12-30T14:26:34.762681405</dc:date>
    <dc:creator>darjeeling </dc:creator>
    <meta:editing-duration>PT8M58S</meta:editing-duration>
    <meta:editing-cycles>4</meta:editing-cycles>
    <meta:document-statistic meta:object-count="4"/>
  </office:meta>
</office:document-meta>
</file>